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098cm" fo:min-width="0.516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12.96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21.59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26.17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7.37cm" fo:min-width="1.278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7.37cm" fo:min-width="1.278cm"/>
    </style:style>
    <style:style style:name="gr9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056cm" fo:min-width="3.552cm" fo:wrap-option="no-wrap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456cm" fo:min-width="2.088cm" fo:wrap-option="no-wrap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692cm" fo:min-width="2.088cm" fo:wrap-option="no-wrap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456cm" fo:min-width="4.676cm" fo:wrap-option="no-wrap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415cm" fo:min-width="4.676cm" fo:wrap-option="no-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6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4.326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837cm" fo:min-width="5.616cm" fo:wrap-option="no-wrap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14cm" fo:min-width="0.516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214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2.504cm" fo:min-width="14.789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648cm" fo:min-width="0.398cm"/>
    </style:style>
    <style:style style:name="gr24" style:family="graphic" style:parent-style-name="standard">
      <style:graphic-properties draw:fill-color="#cccccc" draw:textarea-horizontal-align="justify" draw:textarea-vertical-align="middle" draw:auto-grow-height="false" fo:min-height="0.23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1.632cm" fo:min-width="4.204cm" fo:wrap-option="no-wrap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10.973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11.942cm" fo:min-width="1.327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11.917cm" fo:min-width="1.327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8.386cm" fo:min-width="10.422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2.444cm" fo:min-width="2.194cm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2.442cm" fo:min-width="4.204cm" fo:wrap-option="no-wrap"/>
    </style:style>
    <style:style style:name="gr34" style:family="graphic" style:parent-style-name="standard">
      <style:graphic-properties svg:stroke-color="#000000" draw:fill-color="#dddddd" draw:textarea-horizontal-align="justify" draw:textarea-vertical-align="middle" draw:auto-grow-height="false" fo:min-height="0.29cm" fo:min-width="0.04cm"/>
    </style:style>
    <style:style style:name="gr35" style:family="graphic" style:parent-style-name="standard">
      <style:graphic-properties draw:stroke="dash" draw:stroke-dash="Ultrafine_20_2_20_Dots_20_3_20_Dashes" svg:stroke-color="#000000" draw:fill-color="#ffffff" draw:textarea-horizontal-align="justify" draw:textarea-vertical-align="middle" draw:auto-grow-height="false" fo:min-height="1.274cm" fo:min-width="10.973cm"/>
    </style:style>
    <style:style style:name="gr36" style:family="graphic" style:parent-style-name="standard">
      <style:graphic-properties draw:stroke="dash" draw:stroke-dash="Ultrafine_20_2_20_Dots_20_3_20_Dashes" svg:stroke-color="#000000" draw:fill-color="#ffffff" draw:textarea-horizontal-align="justify" draw:textarea-vertical-align="middle" draw:auto-grow-height="false" fo:min-height="11.942cm" fo:min-width="1.327cm"/>
    </style:style>
    <style:style style:name="gr37" style:family="graphic" style:parent-style-name="standard">
      <style:graphic-properties draw:stroke="dash" draw:stroke-dash="Ultrafine_20_2_20_Dots_20_3_20_Dashes" svg:stroke-color="#000000" draw:fill-color="#ffffff" draw:textarea-horizontal-align="justify" draw:textarea-vertical-align="middle" draw:auto-grow-height="false" fo:min-height="11.917cm" fo:min-width="1.327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1.15cm" fo:min-width="6.358cm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3.052cm" fo:min-width="5.596cm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0.766cm" fo:min-width="0.516cm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0.258cm" fo:min-width="0.207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1.02cm" fo:min-width="1.5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.957cm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title">
      <style:graphic-properties fo:min-height="2.211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style:text-properties fo:font-size="12pt" style:font-size-asian="18pt" style:font-size-complex="18pt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9.937cm" presentation:class="title" presentation:user-transformed="true">
          <draw:text-box>
            <text:p>Mechanical notes<text:line-break/>For the Dog Bowl Scale</text:p>
          </draw:text-box>
        </draw:frame>
        <draw:frame draw:style-name="gr1" draw:text-style-name="P1" draw:layer="layout" svg:width="4.318cm" svg:height="0.962cm" svg:x="19.812cm" svg:y="9.96cm">
          <draw:text-box>
            <text:p>Not to scale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" draw:text-style-name="P3" draw:layer="layout" svg:width="1.016cm" svg:height="2.348cm" svg:x="23.19cm" svg:y="10.9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2.348cm" svg:x="21.59cm" svg:y="10.99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1.957cm" svg:x="1.4cm" svg:y="0.237cm" presentation:class="title" presentation:user-transformed="true">
          <draw:text-box>
            <text:p>Side view</text:p>
          </draw:text-box>
        </draw:frame>
        <draw:custom-shape draw:style-name="gr4" draw:text-style-name="P3" draw:layer="layout" svg:width="13.462cm" svg:height="1.778cm" svg:x="11.458cm" svg:y="9.144cm">
          <text:p text:style-name="P4">Load Cell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2.348cm" svg:x="13.642cm" svg:y="6.7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2.348cm" svg:x="11.942cm" svg:y="6.7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2.098cm" svg:height="1.778cm" svg:x="2.54cm" svg:y="13.3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6.67cm" svg:height="1.778cm" svg:x="0.254cm" svg:y="4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78cm" svg:height="7.62cm" svg:x="0.232cm" svg:y="6.8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78cm" svg:height="7.62cm" svg:x="25.132cm" svg:y="6.7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78cm" svg:height="7.62cm" svg:x="0.232cm" svg:y="6.758cm">
          <text:p text:style-name="P4">Water</text:p>
          <text:p text:style-name="P4">Curtain</text:p>
          <text:p text:style-name="P4">To</text:p>
          <text:p text:style-name="P4">Keep</text:p>
          <text:p text:style-name="P4">Water</text:p>
          <text:p text:style-name="P4">out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3.998cm" svg:y1="4.944cm" svg:x2="13.998cm" svg:y2="10.922cm">
          <text:p/>
        </draw:line>
        <draw:line draw:style-name="gr9" draw:text-style-name="P5" draw:layer="layout" svg:x1="14.298cm" svg:y1="4.944cm" svg:x2="14.298cm" svg:y2="10.922cm">
          <text:p/>
        </draw:line>
        <draw:line draw:style-name="gr9" draw:text-style-name="P5" draw:layer="layout" svg:x1="12.298cm" svg:y1="4.944cm" svg:x2="12.298cm" svg:y2="10.922cm">
          <text:p/>
        </draw:line>
        <draw:line draw:style-name="gr9" draw:text-style-name="P5" draw:layer="layout" svg:x1="12.598cm" svg:y1="4.944cm" svg:x2="12.598cm" svg:y2="10.922cm">
          <text:p/>
        </draw:line>
        <draw:line draw:style-name="gr9" draw:text-style-name="P5" draw:layer="layout" svg:x1="21.872cm" svg:y1="9.144cm" svg:x2="21.872cm" svg:y2="15.08cm">
          <text:p/>
        </draw:line>
        <draw:line draw:style-name="gr9" draw:text-style-name="P5" draw:layer="layout" svg:x1="22.172cm" svg:y1="9.144cm" svg:x2="22.172cm" svg:y2="15.08cm">
          <text:p/>
        </draw:line>
        <draw:line draw:style-name="gr9" draw:text-style-name="P5" draw:layer="layout" svg:x1="23.572cm" svg:y1="9.144cm" svg:x2="23.572cm" svg:y2="15.08cm">
          <text:p/>
        </draw:line>
        <draw:line draw:style-name="gr9" draw:text-style-name="P5" draw:layer="layout" svg:x1="23.872cm" svg:y1="9.144cm" svg:x2="23.872cm" svg:y2="15.08cm">
          <text:p/>
        </draw:line>
        <draw:custom-shape draw:style-name="gr10" draw:text-style-name="P3" draw:layer="layout" svg:width="4.376cm" svg:height="1.41cm" svg:x="16.764cm" svg:y="11.29cm">
          <text:p text:style-name="P4">Threaded</text:p>
          <text:p text:style-name="P4">spacer</text:p>
          <draw:enhanced-geometry svg:viewBox="0 0 21600 21600" draw:text-areas="800 800 20800 20800" draw:type="round-rectangular-callout" draw:modifiers="23514.7361206306 7409.21332388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2.794cm" svg:height="0.762cm" svg:x="18.288cm" svg:y="6.604cm">
          <text:p text:style-name="P4">M5 bolt</text:p>
          <draw:enhanced-geometry svg:viewBox="0 0 21600 21600" draw:text-areas="800 800 20800 20800" draw:type="round-rectangular-callout" draw:modifiers="28887.5849731664 74623.32896461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2.794cm" svg:height="1.016cm" svg:x="11.176cm" svg:y="11.684cm">
          <text:p text:style-name="P4">M4 bolt</text:p>
          <draw:enhanced-geometry svg:viewBox="0 0 21600 21600" draw:text-areas="800 800 20800 20800" draw:type="round-rectangular-callout" draw:modifiers="22681.9320214669 -19922.12389380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draw:layer="layout" svg:width="5.588cm" svg:height="0.762cm" svg:x="5.334cm" svg:y="7.874cm">
          <text:p text:style-name="P4">Sensor load end</text:p>
          <draw:enhanced-geometry svg:viewBox="0 0 21600 21600" draw:text-areas="800 800 20800 20800" draw:type="round-rectangular-callout" draw:modifiers="22971.9806763285 51409.6985583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draw:layer="layout" svg:width="5.588cm" svg:height="0.762cm" svg:x="6.096cm" svg:y="3.048cm">
          <text:p text:style-name="P4">Nut</text:p>
          <draw:enhanced-geometry svg:viewBox="0 0 21600 21600" draw:text-areas="800 800 20800 20800" draw:type="round-rectangular-callout" draw:modifiers="22971.9806763285 51409.6985583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" draw:layer="layout" svg:width="5.588cm" svg:height="1.797cm" svg:x="13.774cm" svg:y="2.54cm">
          <text:p text:style-name="P4">Counterbored</text:p>
          <text:p text:style-name="P4">holes</text:p>
          <draw:enhanced-geometry svg:viewBox="0 0 21600 21600" draw:text-areas="800 800 20800 20800" draw:type="round-rectangular-callout" draw:modifiers="-3895.65217391304 27894.99443826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draw:layer="layout" svg:width="5.588cm" svg:height="0.762cm" svg:x="16.002cm" svg:y="16.002cm">
          <text:p text:style-name="P4">Nut</text:p>
          <draw:enhanced-geometry svg:viewBox="0 0 21600 21600" draw:text-areas="800 800 20800 20800" draw:type="round-rectangular-callout" draw:modifiers="22643.4782608696 -18570.90432503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1" draw:layer="layout" svg:width="21.336cm" svg:height="3.095cm" svg:x="3.81cm" svg:y="17.526cm">
          <draw:text-box>
            <text:p>Assembly order: 1) thread bolts into load cell 2) thread spacers onto bolts 3) thread nut onto bolt. <text:s/>Thread the bottom nuts before the top nuts.</text:p>
            <text:p>The load end bolts are in the center so they are roughly under the center of gravity of the water or food bowl.</text:p>
          </draw:text-box>
        </draw:frame>
        <draw:custom-shape draw:style-name="gr16" draw:text-style-name="P6" draw:layer="layout" svg:width="4.826cm" svg:height="1.778cm" svg:x="10.668cm" svg:y="13.34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6.604cm" svg:height="2.253cm" svg:x="3.302cm" svg:y="10.668cm">
          <text:p text:style-name="P4">Center access hole,</text:p>
          <text:p text:style-name="P4">enabling assembly or</text:p>
          <text:p text:style-name="P4">removal of the top.</text:p>
          <draw:enhanced-geometry svg:viewBox="0 0 21600 21600" draw:text-areas="800 800 20800 20800" draw:type="round-rectangular-callout" draw:modifiers="27489.7199091597 33425.37710736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3" draw:layer="layout" svg:width="1.016cm" svg:height="0.464cm" svg:x="11.942cm" svg:y="4.9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.016cm" svg:height="0.464cm" svg:x="13.642cm" svg:y="4.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0.328cm" svg:height="0.464cm" svg:x="13.97cm" svg:y="5.0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0.328cm" svg:height="0.464cm" svg:x="12.27cm" svg:y="5.04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.016cm" svg:height="0.464cm" svg:x="23.242cm" svg:y="14.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.016cm" svg:height="0.464cm" svg:x="21.542cm" svg:y="14.6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0.328cm" svg:height="0.464cm" svg:x="21.844cm" svg:y="14.5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0.328cm" svg:height="0.464cm" svg:x="23.544cm" svg:y="14.5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8" draw:layer="layout" svg:width="2.034cm" svg:height="0.725cm" svg:x="14.478cm" svg:y="9.652cm">
          <draw:text-box>
            <text:p text:style-name="P7"><text:span text:style-name="T1">12.7mm</text:span></text:p>
          </draw:text-box>
        </draw:frame>
        <draw:line draw:style-name="gr21" draw:text-style-name="P5" draw:layer="layout" svg:x1="15.24cm" svg:y1="9.652cm" svg:x2="15.24cm" svg:y2="9.144cm">
          <text:p/>
        </draw:line>
        <draw:line draw:style-name="gr21" draw:text-style-name="P5" draw:layer="layout" svg:x1="15.24cm" svg:y1="10.377cm" svg:x2="15.24cm" svg:y2="10.922cm">
          <text:p/>
        </draw:line>
        <draw:frame draw:style-name="gr20" draw:text-style-name="P8" draw:layer="layout" svg:width="2.479cm" svg:height="0.725cm" svg:x="2.278cm" svg:y="9.653cm">
          <draw:text-box>
            <text:p text:style-name="P7"><text:span text:style-name="T1">Min 32mm</text:span></text:p>
          </draw:text-box>
        </draw:frame>
        <draw:line draw:style-name="gr21" draw:text-style-name="P5" draw:layer="layout" svg:x1="3.048cm" svg:y1="9.653cm" svg:x2="3.048cm" svg:y2="6.722cm">
          <text:p/>
        </draw:line>
        <draw:line draw:style-name="gr21" draw:text-style-name="P5" draw:layer="layout" svg:x1="3.048cm" svg:y1="10.378cm" svg:x2="3.048cm" svg:y2="13.344cm">
          <text:p/>
        </draw:line>
        <draw:frame draw:style-name="gr20" draw:text-style-name="P8" draw:layer="layout" svg:width="2.034cm" svg:height="0.725cm" svg:x="14.478cm" svg:y="5.452cm">
          <draw:text-box>
            <text:p text:style-name="P7"><text:span text:style-name="T1">12.7mm</text:span></text:p>
          </draw:text-box>
        </draw:frame>
        <draw:line draw:style-name="gr21" draw:text-style-name="P5" draw:layer="layout" svg:x1="15.24cm" svg:y1="5.452cm" svg:x2="15.24cm" svg:y2="4.944cm">
          <text:p/>
        </draw:line>
        <draw:line draw:style-name="gr21" draw:text-style-name="P5" draw:layer="layout" svg:x1="15.24cm" svg:y1="6.177cm" svg:x2="15.24cm" svg:y2="6.722cm">
          <text:p/>
        </draw:line>
        <draw:frame draw:style-name="gr20" draw:text-style-name="P8" draw:layer="layout" svg:width="1.679cm" svg:height="0.725cm" svg:x="14.478cm" svg:y="7.252cm">
          <draw:text-box>
            <text:p text:style-name="P7"><text:span text:style-name="T1">10mm</text:span></text:p>
          </draw:text-box>
        </draw:frame>
        <draw:line draw:style-name="gr21" draw:text-style-name="P5" draw:layer="layout" svg:x1="15.24cm" svg:y1="7.252cm" svg:x2="15.24cm" svg:y2="6.744cm">
          <text:p/>
        </draw:line>
        <draw:line draw:style-name="gr21" draw:text-style-name="P5" draw:layer="layout" svg:x1="15.24cm" svg:y1="7.977cm" svg:x2="15.24cm" svg:y2="9.144cm">
          <text:p/>
        </draw:line>
        <draw:frame draw:style-name="gr20" draw:text-style-name="P8" draw:layer="layout" svg:width="1.679cm" svg:height="0.725cm" svg:x="14.479cm" svg:y="11.452cm">
          <draw:text-box>
            <text:p text:style-name="P7"><text:span text:style-name="T1">10mm</text:span></text:p>
          </draw:text-box>
        </draw:frame>
        <draw:line draw:style-name="gr21" draw:text-style-name="P5" draw:layer="layout" svg:x1="15.241cm" svg:y1="11.452cm" svg:x2="15.241cm" svg:y2="10.944cm">
          <text:p/>
        </draw:line>
        <draw:line draw:style-name="gr21" draw:text-style-name="P5" draw:layer="layout" svg:x1="15.241cm" svg:y1="12.177cm" svg:x2="15.241cm" svg:y2="13.344cm">
          <text:p/>
        </draw:line>
        <draw:frame draw:style-name="gr20" draw:text-style-name="P8" draw:layer="layout" svg:width="2.034cm" svg:height="0.725cm" svg:x="14.478cm" svg:y="13.852cm">
          <draw:text-box>
            <text:p text:style-name="P7"><text:span text:style-name="T1">12.7mm</text:span></text:p>
          </draw:text-box>
        </draw:frame>
        <draw:line draw:style-name="gr21" draw:text-style-name="P5" draw:layer="layout" svg:x1="15.24cm" svg:y1="13.852cm" svg:x2="15.24cm" svg:y2="13.344cm">
          <text:p/>
        </draw:line>
        <draw:line draw:style-name="gr21" draw:text-style-name="P5" draw:layer="layout" svg:x1="15.24cm" svg:y1="14.577cm" svg:x2="15.24cm" svg:y2="15.122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1.737cm" svg:x="1.4cm" svg:y="0.22cm" presentation:class="title" presentation:user-transformed="true">
          <draw:text-box>
            <text:p>Top View</text:p>
          </draw:text-box>
        </draw:frame>
        <draw:custom-shape draw:style-name="gr22" draw:text-style-name="P3" draw:layer="layout" svg:width="15.289cm" svg:height="12.754cm" svg:x="5.539cm" svg:y="3.81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7.366cm" svg:y1="3.914cm" svg:x2="7.366cm" svg:y2="16.564cm">
          <text:p/>
        </draw:line>
        <draw:line draw:style-name="gr9" draw:text-style-name="P5" draw:layer="layout" svg:x1="18.766cm" svg:y1="3.914cm" svg:x2="18.766cm" svg:y2="16.564cm">
          <text:p/>
        </draw:line>
        <draw:line draw:style-name="gr9" draw:text-style-name="P5" draw:layer="layout" svg:x1="18.766cm" svg:y1="5.842cm" svg:x2="7.35cm" svg:y2="5.71cm">
          <text:p/>
        </draw:line>
        <draw:line draw:style-name="gr9" draw:text-style-name="P5" draw:layer="layout" svg:x1="18.766cm" svg:y1="15.042cm" svg:x2="7.35cm" svg:y2="14.91cm">
          <text:p/>
        </draw:line>
        <draw:custom-shape draw:style-name="gr23" draw:text-style-name="P3" draw:layer="layout" svg:width="1.27cm" svg:height="1.27cm" svg:x="11.36cm" svg:y="9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1.27cm" svg:height="1.27cm" svg:x="13.261cm" svg:y="9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762cm" svg:height="0.762cm" svg:x="11.615cm" svg:y="9.68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5" draw:text-style-name="P4" draw:layer="layout" svg:width="0.254cm" svg:height="0.254cm" svg:x="11.853cm" svg:y="9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762cm" svg:height="0.762cm" svg:x="13.516cm" svg:y="9.6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5" draw:text-style-name="P4" draw:layer="layout" svg:width="0.254cm" svg:height="0.254cm" svg:x="13.754cm" svg:y="9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5.08cm" svg:height="2.032cm" svg:x="15.395cm" svg:y="6.016cm">
          <text:p text:style-name="P4">Counterbore hole</text:p>
          <draw:enhanced-geometry svg:viewBox="0 0 21600 21600" draw:text-areas="800 800 20800 20800" draw:type="round-rectangular-callout" draw:modifiers="-3681.4800236174 39151.99212985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3" draw:layer="layout" svg:width="5.08cm" svg:height="2.032cm" svg:x="9.163cm" svg:y="6.843cm">
          <text:p text:style-name="P4">Nut</text:p>
          <draw:enhanced-geometry svg:viewBox="0 0 21600 21600" draw:text-areas="800 800 20800 20800" draw:type="round-rectangular-callout" draw:modifiers="18466.9159614249 33085.29267092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7" draw:text-style-name="P3" draw:layer="layout" svg:width="11.473cm" svg:height="1.524cm" svg:x="7.366cm" svg:y="4.28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1.827cm" svg:height="12.192cm" svg:x="18.839cm" svg:y="4.31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827cm" svg:height="12.167cm" svg:x="5.539cm" svg:y="4.343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211cm" svg:x="1.4cm" svg:y="0.037cm" presentation:class="title" presentation:user-transformed="true">
          <draw:text-box>
            <text:p>Bottom View</text:p>
          </draw:text-box>
        </draw:frame>
        <draw:custom-shape draw:style-name="gr30" draw:text-style-name="P3" draw:layer="layout" svg:width="10.922cm" svg:height="8.636cm" svg:x="7.62cm" svg:y="6.09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81cm" svg:height="3.81cm" svg:x="10.976cm" svg:y="8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5" draw:layer="layout" svg:x1="14.686cm" svg:y1="9.652cm" svg:x2="11.33cm" svg:y2="9.652cm">
          <text:p/>
        </draw:line>
        <draw:line draw:style-name="gr32" draw:text-style-name="P5" draw:layer="layout" svg:x1="14.686cm" svg:y1="11.052cm" svg:x2="11.33cm" svg:y2="11.052cm">
          <text:p/>
        </draw:line>
        <draw:line draw:style-name="gr32" draw:text-style-name="P5" draw:layer="layout" svg:x1="11.33cm" svg:y1="9.652cm" svg:x2="11.33cm" svg:y2="11.052cm">
          <text:p/>
        </draw:line>
        <draw:custom-shape draw:style-name="gr26" draw:text-style-name="P3" draw:layer="layout" svg:width="5.08cm" svg:height="2.032cm" svg:x="16.764cm" svg:y="5.334cm">
          <text:p text:style-name="P4">Access hole</text:p>
          <draw:enhanced-geometry svg:viewBox="0 0 21600 21600" draw:text-areas="800 800 20800 20800" draw:type="round-rectangular-callout" draw:modifiers="-11652.3518992324 36092.08066896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5.08cm" svg:height="2.906cm" svg:x="5.294cm" svg:y="4.343cm">
          <text:p text:style-name="P4">Nuts that fasten</text:p>
          <text:p text:style-name="P4">the top onto</text:p>
          <text:p text:style-name="P4">the Load Cell</text:p>
          <draw:enhanced-geometry svg:viewBox="0 0 21600 21600" draw:text-areas="800 800 20800 20800" draw:type="round-rectangular-callout" draw:modifiers="28248.7699271797 42679.8761609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5.08cm" svg:height="2.906cm" svg:x="5.294cm" svg:y="4.343cm">
          <text:p text:style-name="P4">Flathead bolts</text:p>
          <text:p text:style-name="P4">that screw into</text:p>
          <text:p text:style-name="P4">the Load Cell</text:p>
          <draw:enhanced-geometry svg:viewBox="0 0 21600 21600" draw:text-areas="800 800 20800 20800" draw:type="round-rectangular-callout" draw:modifiers="36542.7278094863 41699.07120743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3" draw:layer="layout" svg:width="11.473cm" svg:height="1.524cm" svg:x="7.366cm" svg:y="14.98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0.762cm" svg:height="0.762cm" svg:x="11.677cm" svg:y="9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5" draw:layer="layout" svg:x1="11.677cm" svg:y1="10.261cm" svg:x2="12.439cm" svg:y2="10.261cm">
          <text:p/>
        </draw:line>
        <draw:line draw:style-name="gr32" draw:text-style-name="P5" draw:layer="layout" svg:x1="12.085cm" svg:y1="9.907cm" svg:x2="12.085cm" svg:y2="10.669cm">
          <text:p/>
        </draw:line>
        <draw:custom-shape draw:style-name="gr34" draw:text-style-name="P6" draw:layer="layout" svg:width="0.762cm" svg:height="0.762cm" svg:x="13.478cm" svg:y="9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5" draw:layer="layout" svg:x1="13.478cm" svg:y1="10.262cm" svg:x2="14.24cm" svg:y2="10.262cm">
          <text:p/>
        </draw:line>
        <draw:line draw:style-name="gr32" draw:text-style-name="P5" draw:layer="layout" svg:x1="13.886cm" svg:y1="9.908cm" svg:x2="13.886cm" svg:y2="10.67cm">
          <text:p/>
        </draw:line>
        <draw:custom-shape draw:style-name="gr23" draw:text-style-name="P3" draw:layer="layout" svg:width="1.27cm" svg:height="1.27cm" svg:x="15.161cm" svg:y="9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1.27cm" svg:height="1.27cm" svg:x="17.062cm" svg:y="9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762cm" svg:height="0.762cm" svg:x="15.416cm" svg:y="9.8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5" draw:text-style-name="P4" draw:layer="layout" svg:width="0.254cm" svg:height="0.254cm" svg:x="15.654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762cm" svg:height="0.762cm" svg:x="17.317cm" svg:y="9.89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5" draw:text-style-name="P4" draw:layer="layout" svg:width="0.254cm" svg:height="0.254cm" svg:x="17.555cm" svg:y="10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8cm" svg:height="1.957cm" svg:x="0cm" svg:y="0.137cm" presentation:class="title" presentation:user-transformed="true">
          <draw:text-box>
            <text:p>Top view of bottom parts – rough layout</text:p>
          </draw:text-box>
        </draw:frame>
        <draw:custom-shape draw:style-name="gr35" draw:text-style-name="P3" draw:layer="layout" svg:width="11.473cm" svg:height="1.524cm" svg:x="7.367cm" svg:y="4.28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1.827cm" svg:height="12.192cm" svg:x="18.84cm" svg:y="4.31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.827cm" svg:height="12.167cm" svg:x="5.54cm" svg:y="4.34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0.922cm" svg:height="8.636cm" svg:x="7.621cm" svg:y="6.09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81cm" svg:height="3.81cm" svg:x="10.977cm" svg:y="8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draw:layer="layout" svg:width="11.473cm" svg:height="1.524cm" svg:x="7.367cm" svg:y="14.98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6.858cm" svg:height="1.4cm" svg:x="11.43cm" svg:y="9.552cm">
          <text:p text:style-name="P4">Load cell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254cm" svg:height="0.254cm" svg:x="11.854cm" svg:y="10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0.254cm" svg:height="0.254cm" svg:x="13.755cm" svg:y="10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0.254cm" svg:height="0.254cm" svg:x="15.755cm" svg:y="10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0.254cm" svg:height="0.254cm" svg:x="17.656cm" svg:y="10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layout" svg:width="6.096cm" svg:height="3.302cm" svg:x="8.636cm" svg:y="11.176cm">
          <text:p text:style-name="P4">Arduino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.016cm" svg:height="1.016cm" svg:x="14.432cm" svg:y="13.36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0.707cm" svg:height="0.508cm" svg:x="14.687cm" svg:y="11.4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0" draw:layer="layout" svg:width="2.032cm" svg:height="1.27cm" svg:x="10.922cm" svg:y="6.604cm">
          <text:p text:style-name="P4"><text:span text:style-name="T1">L</text:span><text:span text:style-name="T1">o</text:span><text:span text:style-name="T1">a</text:span><text:span text:style-name="T1">d</text:span><text:span text:style-name="T1"> </text:span><text:span text:style-name="T1">C</text:span><text:span text:style-name="T1">e</text:span><text:span text:style-name="T1">l</text:span><text:span text:style-name="T1">l</text:span><text:span text:style-name="T1"> </text:span><text:span text:style-name="T1">A</text:span><text:span text:style-name="T1">m</text:span><text:span text:style-name="T1">p</text:span></text:p>
          <draw:enhanced-geometry svg:viewBox="0 0 21600 21600" draw:type="rectangle" draw:enhanced-path="M 0 0 L 21600 0 21600 21600 0 21600 0 0 Z N"/>
        </draw:custom-shape>
        <draw:frame draw:style-name="gr20" draw:text-style-name="P1" draw:layer="layout" svg:width="22.947cm" svg:height="2.384cm" svg:x="4.318cm" svg:y="17.522cm">
          <draw:text-box>
            <text:p>Note: the Arduino is as far left as possible, so that we can bend the USB cord</text:p>
            <text:p>or power cord into a slot in the bottom. <text:s/>This slot is so that the cord goes outside</text:p>
            <text:p>without dragging spilled water into the bottom parts.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7T16:25:14.601736582</meta:creation-date>
    <dc:date>2016-07-20T22:10:27.683020028</dc:date>
    <meta:editing-duration>PT1H15M49S</meta:editing-duration>
    <meta:editing-cycles>14</meta:editing-cycles>
    <meta:generator>LibreOffice/5.1.4.2$Linux_X86_64 LibreOffice_project/10m0$Build-2</meta:generator>
    <meta:document-statistic meta:object-count="144"/>
  </office:meta>
</office:document-meta>
</file>